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ddddd" draw:textarea-horizontal-align="justify" draw:textarea-vertical-align="middle" draw:auto-grow-height="false" fo:min-height="1.18cm" fo:min-width="1.72cm"/>
      <style:paragraph-properties style:writing-mode="lr-tb"/>
    </style:style>
    <style:style style:name="gr2" style:family="graphic" style:parent-style-name="standard">
      <style:graphic-properties draw:fill="solid" draw:fill-color="#ffcc99" draw:textarea-horizontal-align="justify" draw:textarea-vertical-align="middle" draw:auto-grow-height="false" fo:min-height="1.42cm" fo:min-width="2.5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1.089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.502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1.54cm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.977cm"/>
    </style:style>
    <style:style style:name="gr8" style:family="graphic" style:parent-style-name="standard">
      <style:graphic-properties svg:stroke-width="0.1cm" svg:stroke-color="#000000" draw:marker-start-width="0.35cm" draw:marker-end-width="0.35cm" draw:fill="solid" draw:fill-color="#dddddd" draw:textarea-horizontal-align="justify" draw:textarea-vertical-align="middle" draw:auto-grow-height="false" fo:min-height="1.599cm" fo:min-width="2.343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fill="solid" draw:fill-color="#ffcc99" draw:textarea-horizontal-align="justify" draw:textarea-vertical-align="middle" draw:auto-grow-height="false" fo:min-height="1.42cm" fo:min-width="2.705cm"/>
      <style:paragraph-properties style:writing-mode="lr-tb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1.599cm" fo:min-width="2.343cm"/>
      <style:paragraph-properties style:writing-mode="lr-tb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1.599cm" fo:min-width="1.8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644cm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.887cm"/>
    </style:style>
    <style:style style:name="gr14" style:family="graphic" style:parent-style-name="standard">
      <style:graphic-properties draw:fill="solid" draw:fill-color="#ccffcc" draw:textarea-horizontal-align="justify" draw:textarea-vertical-align="middle" draw:auto-grow-height="false" fo:min-height="1.599cm" fo:min-width="2.343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2.307cm"/>
    </style:style>
    <style:style style:name="gr16" style:family="graphic" style:parent-style-name="standard">
      <style:graphic-properties draw:textarea-horizontal-align="justify" draw:textarea-vertical-align="middle" draw:auto-grow-height="false" fo:min-height="0.006cm" fo:min-width="4.173cm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 fo:min-height="1.42cm" fo:min-width="2.84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.83cm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634cm"/>
    </style:style>
    <style:style style:name="gr20" style:family="graphic" style:parent-style-name="standard">
      <style:graphic-properties draw:textarea-horizontal-align="justify" draw:textarea-vertical-align="middle" draw:auto-grow-height="false" fo:min-height="0cm" fo:min-width="0.872cm"/>
    </style:style>
    <style:style style:name="P1" style:family="paragraph">
      <style:paragraph-properties fo:text-align="center" style:writing-mode="lr-tb"/>
      <style:text-properties fo:font-size="12pt" style:font-size-asian="12pt" style:font-size-complex="12pt"/>
    </style:style>
    <style:style style:name="P2" style:family="paragraph">
      <loext:graphic-properties draw:fill="solid" draw:fill-color="#dddddd"/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="solid" draw:fill-color="#ffcc99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ccffcc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2cm" svg:height="1.43cm" svg:x="4.915cm" svg:y="4.575cm">
          <text:p text:style-name="P1"><text:span text:style-name="T1">Generic</text:span></text:p>
          <text:p text:style-name="P1"><text:span text:style-name="T1">Text edi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05cm" svg:height="1.67cm" svg:x="8.98cm" svg:y="4.44cm">
          <text:p text:style-name="P1"><text:span text:style-name="T1">Movement </text:span></text:p>
          <text:p text:style-name="P1"><text:span text:style-name="T1">Source 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815cm" svg:height="0.44cm" svg:x="7.135cm" svg:y="5.0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0.015cm" svg:height="0.03cm" svg:x="15.24cm" svg:y="6.92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4" draw:layer="layout" svg:width="1.145cm" svg:height="0.44cm" draw:transform="rotate (-1.5707963267949) translate (10.66cm 6.1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4" draw:layer="layout" svg:width="2.331cm" svg:height="0.44cm" draw:transform="rotate (-0.610341639422418) translate (11.455cm 8.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draw:layer="layout" svg:width="1.688cm" svg:height="0.44cm" draw:transform="rotate (-2.11289559246434) translate (9.94cm 9.1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2" draw:layer="layout" svg:width="2.843cm" svg:height="1.849cm" svg:x="9.115cm" svg:y="7.296cm">
          <text:p text:style-name="P1"><text:span text:style-name="T1">Movement</text:span></text:p>
          <text:p text:style-name="P1"><text:span text:style-name="T1">Compiler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5cm" svg:height="1.67cm" svg:x="13.05cm" svg:y="10.475cm">
          <text:p text:style-name="P1"><text:span text:style-name="T1">Error and</text:span></text:p>
          <text:p text:style-name="P1"><text:span text:style-name="T1">Warning Listing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43cm" svg:height="1.849cm" svg:x="2.505cm" svg:y="13.706cm">
          <text:p text:style-name="P1"><text:span text:style-name="T1">Validation and</text:span></text:p>
          <text:p text:style-name="P1"><text:span text:style-name="T1">Performance</text:span></text:p>
          <text:p text:style-name="P1"><text:span text:style-name="T1"><text:s/></text:span><text:span text:style-name="T1">Analysis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2.38cm" svg:height="1.849cm" svg:x="6.33cm" svg:y="13.725cm">
          <text:p text:style-name="P1"><text:span text:style-name="T1">MQTT.fx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43cm" svg:height="1.849cm" svg:x="9.785cm" svg:y="13.706cm">
          <text:p text:style-name="P1"><text:span text:style-name="T1">Visualization</text:span></text:p>
          <text:p text:style-name="P1"><text:span text:style-name="T1">And</text:span></text:p>
          <text:p text:style-name="P1"><text:span text:style-name="T1">Simul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2.45cm" svg:height="0.44cm" draw:transform="rotate (-0.694815575218943) translate (9.242cm 11.8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585cm" svg:height="0.44cm" draw:transform="rotate (-1.5707963267949) translate (7.92cm 15.5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5" draw:layer="layout" svg:width="2.843cm" svg:height="1.849cm" svg:x="6.33cm" svg:y="17.111cm">
          <text:p text:style-name="P1"><text:span text:style-name="T1">Execution</text:span></text:p>
          <text:p text:style-name="P1"><text:span text:style-name="T1"><text:s/></text:span><text:span text:style-name="T1">in robot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2.843cm" svg:height="1.849cm" svg:x="13.632cm" svg:y="13.706cm">
          <text:p text:style-name="P1"><text:span text:style-name="T1">Script</text:span></text:p>
          <text:p text:style-name="P1"><text:span text:style-name="T1">Reformat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3.207cm" svg:height="0.44cm" draw:transform="rotate (-2.57924756859722) translate (7.743cm 12.21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4" draw:layer="layout" svg:width="5.34cm" svg:height="0.51cm" draw:transform="rotate (-0.331088959103324) translate (9.901cm 11.77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05cm" svg:height="1.67cm" svg:x="7.235cm" svg:y="10.475cm">
          <text:p text:style-name="P1"><text:span text:style-name="T1">MQTT.fx</text:span></text:p>
          <text:p text:style-name="P1"><text:span text:style-name="T1">Script fil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draw:layer="layout" svg:width="3.205cm" svg:height="1.67cm" svg:x="13.44cm" svg:y="17.105cm">
          <text:p text:style-name="P1"><text:span text:style-name="T1">Embeddable</text:span></text:p>
          <text:p text:style-name="P1"><text:span text:style-name="T1">robot</text:span></text:p>
          <text:p text:style-name="P1"><text:span text:style-name="T1">C++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1.585cm" svg:height="0.44cm" draw:transform="rotate (-1.5707963267949) translate (15.24cm 15.5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4" draw:layer="layout" svg:width="1.585cm" svg:height="0.44cm" draw:transform="rotate (-1.5707963267949) translate (8.36cm 12.1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3" draw:layer="layout" svg:width="3.34cm" svg:height="1.67cm" svg:x="4.415cm" svg:y="7.46cm">
          <text:p text:style-name="P1"><text:span text:style-name="T1">Compiler</text:span></text:p>
          <text:p text:style-name="P1"><text:span text:style-name="T1">Initialization File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1.52cm" svg:height="0.44cm" draw:transform="rotate (-1.5707963267949) translate (6.225cm 6.00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4" draw:layer="layout" svg:width="1.295cm" svg:height="0.44cm" svg:x="7.79cm" svg:y="7.9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3" draw:layer="layout" svg:width="3.05cm" svg:height="1.67cm" svg:x="13.53cm" svg:y="7.315cm">
          <text:p text:style-name="P1"><text:span text:style-name="T1">MQTT script </text:span></text:p>
          <text:p text:style-name="P1"><text:span text:style-name="T1">template file</text:span></text:p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.567cm" svg:height="0.44cm" draw:transform="rotate (-3.14159265358979) translate (13.535cm 8.39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26T09:55:02.132000000</meta:creation-date>
    <dc:date>2022-02-20T11:19:43.729000000</dc:date>
    <meta:editing-duration>PT1H11M40S</meta:editing-duration>
    <meta:editing-cycles>6</meta:editing-cycles>
    <meta:generator>LibreOffice/7.1.8.1$Windows_X86_64 LibreOffice_project/e1f30c802c3269a1d052614453f260e49458c82c</meta:generator>
    <meta:document-statistic meta:object-count="27"/>
  </office:meta>
</office:document-meta>
</file>